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2"/>
          <table:table-cell office:value-type="float" office:value="2564.6103" calcext:value-type="float">
            <text:p>2564.6103</text:p>
          </table:table-cell>
          <table:table-cell table:formula="of:=[.$E$5]/[.E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2"/>
          <table:table-cell office:value-type="float" office:value="1628.707" calcext:value-type="float">
            <text:p>1628.707</text:p>
          </table:table-cell>
          <table:table-cell table:formula="of:=[.$E$5]/[.E6]" office:value-type="float" office:value="1.57462962951593" calcext:value-type="float">
            <text:p>1.574629629515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2"/>
          <table:table-cell office:value-type="float" office:value="1370.504" calcext:value-type="float">
            <text:p>1370.504</text:p>
          </table:table-cell>
          <table:table-cell table:formula="of:=[.$E$5]/[.E7]" office:value-type="float" office:value="1.87128990502764" calcext:value-type="float">
            <text:p>1.871289905027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2"/>
          <table:table-cell office:value-type="float" office:value="1174.417" calcext:value-type="float">
            <text:p>1174.417</text:p>
          </table:table-cell>
          <table:table-cell table:formula="of:=[.$E$5]/[.E8]" office:value-type="float" office:value="2.18373056588929" calcext:value-type="float">
            <text:p>2.1837305658892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2"/>
          <table:table-cell office:value-type="float" office:value="1015.69" calcext:value-type="float">
            <text:p>1015.69</text:p>
          </table:table-cell>
          <table:table-cell table:formula="of:=[.$E$5]/[.E9]" office:value-type="float" office:value="2.52499315736101" calcext:value-type="float">
            <text:p>2.52499315736101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  <table:table-cell office:value-type="float" office:value="1000.612" calcext:value-type="float">
            <text:p>1000.612</text:p>
          </table:table-cell>
          <table:table-cell table:formula="of:=[.$E$5]/[.E10]" office:value-type="float" office:value="2.5630417184683" calcext:value-type="float">
            <text:p>2.563041718468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office:value-type="float" office:value="1062.506" calcext:value-type="float">
            <text:p>1062.506</text:p>
          </table:table-cell>
          <table:table-cell table:formula="of:=[.$E$5]/[.E11]" office:value-type="float" office:value="2.41373724007206" calcext:value-type="float">
            <text:p>2.41373724007206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  <table:table-cell office:value-type="float" office:value="983.082" calcext:value-type="float">
            <text:p>983.082</text:p>
          </table:table-cell>
          <table:table-cell table:formula="of:=[.$E$5]/[.E12]" office:value-type="float" office:value="2.60874504873449" calcext:value-type="float">
            <text:p>2.60874504873449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2"/>
          <table:table-cell office:value-type="float" office:value="981.345" calcext:value-type="float">
            <text:p>981.345</text:p>
          </table:table-cell>
          <table:table-cell table:formula="of:=[.$E$5]/[.E13]" office:value-type="float" office:value="2.61336257890956" calcext:value-type="float">
            <text:p>2.61336257890956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L #Nodes compte també el master on al master hi ha 24 cores.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currency" office:currency="EUR" office:value="176000" calcext:value-type="currency">
            <text:p>176,000.00 €</text:p>
          </table:table-cell>
          <table:table-cell table:style-name="ce2" table:formula="of:=SUM([.B21:.N21])" office:value-type="currency" office:currency="EUR" office:value="38" calcext:value-type="currency">
            <text:p>38.00 €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6" calcext:value-type="currency">
            <text:p>6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table:style-name="ce2" table:formula="of:=[.$B$20]/[.$C$20]*[.B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C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D21]" office:value-type="currency" office:currency="EUR" office:value="13894.7368421053" calcext:value-type="currency">
            <text:p>13,894.74 €</text:p>
          </table:table-cell>
          <table:table-cell table:style-name="ce2" table:formula="of:=[.$B$20]/[.$C$20]*[.E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F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G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H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I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J21]" office:value-type="currency" office:currency="EUR" office:value="27789.4736842105" calcext:value-type="currency">
            <text:p>27,789.47 €</text:p>
          </table:table-cell>
          <table:table-cell table:style-name="ce2" table:formula="of:=[.$B$20]/[.$C$20]*[.K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L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M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N21]" office:value-type="currency" office:currency="EUR" office:value="13894.7368421053" calcext:value-type="currency">
            <text:p>13,894.74 €</text:p>
          </table:table-cell>
        </table:table-row>
        <table:table-row table:style-name="ro1" table:number-rows-repeated="2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2"/>
          <table:table-cell table:style-name="ce2" table:formula="of:=4/9*([.B22]+[.C22]+[.D22]+[.E22]+[.I22]+[.J22]+[.K22])+1/10*[.L22]+1/3*([.M22]+[.N22])" office:value-type="currency" office:currency="EUR" office:value="54961.4035087719" calcext:value-type="currency">
            <text:p>54,961.40 €</text:p>
          </table:table-cell>
          <table:table-cell table:style-name="ce2" table:formula="of:=4/9*([.B22]+[.C22]+[.D22]+[.E22]+[.I22]+[.J22]+[.K22])+3/5*([.F22]+[.G22]+[.H22])+1/10*[.L22]+1/3*([.M22]+[.N22])" office:value-type="currency" office:currency="EUR" office:value="77192.9824561404" calcext:value-type="currency">
            <text:p>77,192.98 €</text:p>
          </table:table-cell>
          <table:table-cell table:style-name="ce2" table:formula="of:=1/9*([.B22]+[.C22]+[.D22]+[.E22]+[.I22]+[.J22]+[.K22])+2/5*([.F22]+[.G22]+[.H22])+8/10*[.L22]+1/3*([.M22]+[.N22])" office:value-type="currency" office:currency="EUR" office:value="43845.6140350877" calcext:value-type="currency">
            <text:p>43,845.61 €</text:p>
          </table:table-cell>
          <table:table-cell table:style-name="ce2" table:number-columns-repeated="8"/>
        </table:table-row>
        <table:table-row table:style-name="ro1">
          <table:table-cell/>
          <table:table-cell table:style-name="ce2" table:number-columns-repeated="5"/>
          <table:table-cell table:style-name="ce2" table:formula="of:=SUM([.D25:.F25])" office:value-type="currency" office:currency="EUR" office:value="176000" calcext:value-type="currency">
            <text:p>176,000.00 €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09:28:21.174855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1DT6H26M45S</meta:editing-duration>
    <meta:editing-cycles>4</meta:editing-cycles>
    <meta:generator>LibreOffice/5.3.5.2$Linux_X86_64 LibreOffice_project/30m0$Build-2</meta:generator>
    <dc:date>2018-01-26T13:10:19.455666707</dc:date>
    <meta:document-statistic meta:table-count="1" meta:cell-count="75" meta:object-count="0"/>
  </office:meta>
</office:document-meta>
</file>